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374b" officeooo:paragraph-rsid="0011374b"/>
    </style:style>
    <style:style style:name="P2" style:family="paragraph" style:parent-style-name="Standard">
      <style:paragraph-properties fo:text-align="justify" style:justify-single-word="false"/>
      <style:text-properties officeooo:rsid="0011374b" officeooo:paragraph-rsid="0011374b"/>
    </style:style>
    <style:style style:name="P3" style:family="paragraph" style:parent-style-name="Standard">
      <style:paragraph-properties fo:text-align="center" style:justify-single-word="false"/>
      <style:text-properties officeooo:paragraph-rsid="0011374b"/>
    </style:style>
    <style:style style:name="P4" style:family="paragraph" style:parent-style-name="Standard">
      <style:paragraph-properties fo:text-align="start" style:justify-single-word="false"/>
      <style:text-properties officeooo:paragraph-rsid="0011374b"/>
    </style:style>
    <style:style style:name="T1" style:family="text">
      <style:text-properties officeooo:rsid="0011374b"/>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date style:data-style-name="N37" text:date-value="2021-08-16T18:36:41.267172186" text:fixed="true">08/16/21</text:date></text:p>
      <text:p text:style-name="P3"/>
      <text:p text:style-name="P3"><text:span text:style-name="T1">Why This Life?</text:span></text:p>
      <text:p text:style-name="P1">Kyle Eggleston</text:p>
      <text:p text:style-name="P1"/>
      <text:p text:style-name="P2"><text:tab/>Some wonder why this life. It’s a simple question without any kind of simple response. It would be nice to have an answer to it all. But we don’t. Not all answers come easily to us. There are some that avoid us at all costs. Life is one of those questions that seems to avoid people. Where are we going after we die and all of that. It would be nice to be able to figure it all out eventually. If that is at all possib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4" meta:word-count="92" meta:character-count="458" meta:non-whitespace-character-count="369"/>
  </office:meta>
</office:document-meta>
</file>